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width="0.081cm" svg:stroke-color="#000000" draw:marker-start-width="0.321cm" draw:marker-end-width="0.321cm" draw:fill="solid" draw:fill-color="#00a933" draw:opacity="50%" draw:textarea-horizontal-align="justify" draw:textarea-vertical-align="middle" draw:auto-grow-height="false" fo:min-height="3.42cm" fo:min-width="3.17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Long_20_Dash" svg:stroke-width="0.081cm" svg:stroke-color="#000000" draw:marker-start-width="0.321cm" draw:marker-end-width="0.321cm" draw:fill="solid" draw:fill-color="#729fcf" draw:opacity="50%" draw:textarea-horizontal-align="justify" draw:textarea-vertical-align="middle" draw:auto-grow-height="false" fo:min-height="3.17cm" fo:min-width="3.17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71cm" svg:stroke-color="#000000" draw:marker-start-width="0.306cm" draw:marker-end="Arrowheads_20_1" draw:marker-end-width="0.406cm" draw:fill="none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6" style:family="graphic" style:parent-style-name="objectwithoutfill">
      <style:graphic-properties draw:stroke="dash" draw:stroke-dash="Dot" svg:stroke-width="0.071cm" svg:stroke-color="#00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3465a4" draw:fill-color="#2a60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465a4" draw:fill-color="#00a933" draw:textarea-horizontal-align="justify" draw:textarea-vertical-align="middle" draw:auto-grow-height="false" fo:min-height="0.104cm" fo:min-width="0cm"/>
    </style:style>
    <style:style style:name="gr9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stroke="none" svg:stroke-color="#3465a4" draw:fill-color="#00a933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solid"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00a933" draw:opacity="50%"/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3.75cm" svg:x="7.281cm" svg:y="6.7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5cm" svg:height="3.5cm" svg:x="10.231cm" svg:y="4.93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531cm" svg:y1="11.031cm" svg:x2="15.031cm" svg:y2="11.031cm">
          <text:p/>
        </draw:line>
        <draw:line draw:style-name="gr3" draw:text-style-name="P3" draw:layer="layout" svg:x1="6.513cm" svg:y1="11.031cm" svg:x2="6.531cm" svg:y2="2.531cm">
          <text:p/>
        </draw:line>
        <draw:frame draw:style-name="gr4" draw:text-style-name="P4" draw:layer="layout" svg:width="3.216cm" svg:height="0.962cm" svg:x="8.815cm" svg:y="12.031cm">
          <draw:text-box>
            <text:p>Feature 1</text:p>
          </draw:text-box>
        </draw:frame>
        <draw:frame draw:style-name="gr5" draw:text-style-name="P4" draw:layer="layout" svg:width="3.216cm" svg:height="0.962cm" draw:transform="rotate (1.5707963267949) translate (4.531cm 8.281cm)">
          <draw:text-box>
            <text:p>Feature 2</text:p>
          </draw:text-box>
        </draw:frame>
        <draw:path draw:style-name="gr6" draw:text-style-name="P3" draw:layer="layout" svg:width="6.369cm" svg:height="4.71cm" draw:transform="skewX (-0.02460914245312) rotate (-1.47026536188002) translate (11.9566607469352cm 3.64281376059714cm)" svg:viewBox="0 0 6370 4711" svg:d="M0 4711c256-2 487-111 725-186 246-77 480-182 716-281 236-98 478-174 700-317 248-160 528-285 743-481 176-160 294-371 363-593 68-219 147-439 266-641 131-221 271-451 490-617 222-166 473-305 716-447 229-134 493-222 727-352 228-127 489-243 616-475l186-167 122-154">
          <text:p/>
        </draw:path>
        <draw:custom-shape draw:style-name="gr7" draw:text-style-name="P5" draw:layer="layout" svg:width="0.5cm" svg:height="0.5cm" svg:x="11.381cm" svg:y="4.8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5cm" svg:height="0.5cm" svg:x="10.031cm" svg:y="5.9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5cm" svg:height="0.5cm" svg:x="13.631cm" svg:y="6.6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5cm" svg:height="0.5cm" svg:x="12.681cm" svg:y="8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5cm" svg:height="0.5cm" svg:x="8.331cm" svg:y="7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531cm" svg:y="2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cm" svg:height="0.5cm" svg:x="7.281cm" svg:y="6.7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0.5cm" svg:height="0.5cm" svg:x="10.531cm" svg:y="9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0.5cm" svg:height="0.5cm" svg:x="7.781cm" svg:y="9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0.5cm" svg:height="0.5cm" svg:x="9.281cm" svg:y="10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75cm" svg:height="3.75cm" svg:x="7.281cm" svg:y="18.9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5cm" svg:height="3.5cm" svg:x="10.231cm" svg:y="17.13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531cm" svg:y1="23.231cm" svg:x2="15.031cm" svg:y2="23.231cm">
          <text:p/>
        </draw:line>
        <draw:line draw:style-name="gr3" draw:text-style-name="P3" draw:layer="layout" svg:x1="6.513cm" svg:y1="23.231cm" svg:x2="6.531cm" svg:y2="14.731cm">
          <text:p/>
        </draw:line>
        <draw:frame draw:style-name="gr4" draw:text-style-name="P4" draw:layer="layout" svg:width="3.216cm" svg:height="0.962cm" svg:x="8.815cm" svg:y="24.231cm">
          <draw:text-box>
            <text:p>Feature 1</text:p>
          </draw:text-box>
        </draw:frame>
        <draw:frame draw:style-name="gr5" draw:text-style-name="P4" draw:layer="layout" svg:width="3.216cm" svg:height="0.962cm" draw:transform="rotate (1.5707963267949) translate (4.531cm 20.481cm)">
          <draw:text-box>
            <text:p>Feature 2</text:p>
          </draw:text-box>
        </draw:frame>
        <draw:path draw:style-name="gr6" draw:text-style-name="P3" draw:layer="layout" svg:width="6.369cm" svg:height="4.71cm" draw:transform="skewX (-0.02460914245312) rotate (-1.47026536188002) translate (11.9566607469352cm 15.8428137605971cm)" svg:viewBox="0 0 6370 4711" svg:d="M0 4711c256-2 487-111 725-186 246-77 480-182 716-281 236-98 478-174 700-317 248-160 528-285 743-481 176-160 294-371 363-593 68-219 147-439 266-641 131-221 271-451 490-617 222-166 473-305 716-447 229-134 493-222 727-352 228-127 489-243 616-475l186-167 122-154">
          <text:p/>
        </draw:path>
        <draw:custom-shape draw:style-name="gr7" draw:text-style-name="P5" draw:layer="layout" svg:width="0.5cm" svg:height="0.5cm" svg:x="11.381cm" svg:y="17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5cm" svg:height="0.5cm" svg:x="10.031cm" svg:y="18.1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5cm" svg:height="0.5cm" svg:x="13.631cm" svg:y="18.8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5cm" svg:height="0.5cm" svg:x="12.681cm" svg:y="20.2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0.5cm" svg:height="0.5cm" svg:x="9.031cm" svg:y="18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13.531cm" svg:y="14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cm" svg:height="0.5cm" svg:x="7.281cm" svg:y="18.9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0.5cm" svg:height="0.5cm" svg:x="10.531cm" svg:y="21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0.5cm" svg:height="0.5cm" svg:x="7.781cm" svg:y="21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0.5cm" svg:height="0.5cm" svg:x="9.281cm" svg:y="22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8.781cm" svg:y1="7.261cm" svg:x2="9.26cm" svg:y2="6.78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2-08T09:49:16.896108347</dc:date>
    <meta:editing-duration>PT18M6S</meta:editing-duration>
    <meta:editing-cycles>6</meta:editing-cycles>
    <meta:generator>LibreOffice/7.0.4.2$Linux_X86_64 LibreOffice_project/00$Build-2</meta:generator>
    <meta:document-statistic meta:object-count="35"/>
  </office:meta>
</office:document-meta>
</file>